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50" style:family="table">
      <style:table-properties style:width="16.104cm" fo:margin-left="0.46cm" fo:margin-right="0.436cm" table:align="margins" style:writing-mode="lr-tb"/>
    </style:style>
    <style:style style:name="Tabla50.A" style:family="table-column">
      <style:table-column-properties style:column-width="9.52cm" style:rel-column-width="38743*"/>
    </style:style>
    <style:style style:name="Tabla50.B" style:family="table-column">
      <style:table-column-properties style:column-width="6.585cm" style:rel-column-width="26792*"/>
    </style:style>
    <style:style style:name="Tabla50.1" style:family="table-row">
      <style:table-row-properties style:min-row-height="0.714cm" fo:keep-together="auto"/>
    </style:style>
    <style:style style:name="Tabla5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0.2" style:family="table-row">
      <style:table-row-properties fo:keep-together="auto"/>
    </style:style>
    <style:style style:name="Tabla50.3" style:family="table-row">
      <style:table-row-properties fo:keep-together="auto"/>
    </style:style>
    <style:style style:name="Tabla50.4" style:family="table-row">
      <style:table-row-properties fo:keep-together="auto"/>
    </style:style>
    <style:style style:name="Tabla50.5" style:family="table-row">
      <style:table-row-properties fo:keep-together="auto"/>
    </style:style>
    <style:style style:name="Tabla51" style:family="table">
      <style:table-properties style:width="16.184cm" fo:margin-left="0.381cm" fo:margin-right="0.436cm" table:align="margins" style:writing-mode="lr-tb"/>
    </style:style>
    <style:style style:name="Tabla51.A" style:family="table-column">
      <style:table-column-properties style:column-width="6.996cm" style:rel-column-width="28325*"/>
    </style:style>
    <style:style style:name="Tabla51.B" style:family="table-column">
      <style:table-column-properties style:column-width="9.188cm" style:rel-column-width="37210*"/>
    </style:style>
    <style:style style:name="Tabla51.1" style:family="table-row">
      <style:table-row-properties style:min-row-height="0.591cm" fo:keep-together="auto"/>
    </style:style>
    <style:style style:name="Tabla5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1.3" style:family="table-row">
      <style:table-row-properties style:min-row-height="0.848cm" fo:keep-together="auto"/>
    </style:style>
    <style:style style:name="Tabla5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51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52" style:family="table">
      <style:table-properties style:width="16.157cm" fo:margin-left="0.407cm" fo:margin-right="0.436cm" table:align="margins" style:writing-mode="lr-tb"/>
    </style:style>
    <style:style style:name="Tabla52.A" style:family="table-column">
      <style:table-column-properties style:column-width="16.157cm" style:rel-column-width="65535*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3" style:family="table">
      <style:table-properties style:width="16.184cm" fo:margin-left="0.381cm" fo:margin-right="0.436cm" table:align="margins" style:writing-mode="lr-tb"/>
    </style:style>
    <style:style style:name="Tabla53.A" style:family="table-column">
      <style:table-column-properties style:column-width="16.184cm" style:rel-column-width="65535*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4" style:family="table">
      <style:table-properties style:width="16.157cm" fo:margin-left="0.407cm" fo:margin-right="0.436cm" table:align="margins" style:writing-mode="lr-tb"/>
    </style:style>
    <style:style style:name="Tabla54.A" style:family="table-column">
      <style:table-column-properties style:column-width="16.157cm" style:rel-column-width="65535*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4.2" style:family="table-row">
      <style:table-row-properties style:min-row-height="0.288cm" fo:keep-together="auto"/>
    </style:style>
    <style:style style:name="Tabla54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style:snap-to-layout-grid="false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.799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</style:style>
    <style:style style:name="P6" style:family="paragraph" style:parent-style-name="UC_5f_NormalAzul">
      <style:text-properties fo:color="#000000"/>
    </style:style>
    <style:style style:name="P7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8" style:family="paragraph" style:parent-style-name="UC_5f_NormalAzul">
      <style:paragraph-properties style:snap-to-layout-grid="false"/>
    </style:style>
    <style:style style:name="P9" style:family="paragraph" style:parent-style-name="Standard" style:master-page-name="Standard">
      <style:paragraph-properties style:page-number="auto"/>
      <style:text-properties style:font-name="Book Antiqu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" style:family="text">
      <style:text-properties style:use-window-font-color="true"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a50" table:style-name="Tabla50">
        <table:table-column table:style-name="Tabla50.A"/>
        <table:table-column table:style-name="Tabla50.B"/>
        <table:table-row table:style-name="Tabla50.1">
          <table:table-cell table:style-name="Tabla50.A1" office:value-type="string">
            <text:p text:style-name="P1"><text:span text:style-name="T1">Nombre del Caso de Uso: </text:span><text:span text:style-name="UC_5f_NormalAzul_20_Car"><text:span text:style-name="T4">FinalizarProyecto</text:span></text:span></text:p>
          </table:table-cell>
          <table:table-cell table:style-name="Tabla50.B1" office:value-type="string">
            <text:p text:style-name="P1"><text:span text:style-name="T1">Nro. de Caso de Uso:</text:span> MA_P_6</text:p>
          </table:table-cell>
        </table:table-row>
        <table:table-row table:style-name="Tabla50.2">
          <table:table-cell table:style-name="Tabla50.B1" table:number-columns-spanned="2" office:value-type="string">
            <text:p text:style-name="P1"><text:span text:style-name="T1">Actor Principal:</text:span> Líder de Proyecto<text:span text:style-name="UC_5f_NormalAzul_20_Car"><text:span text:style-name="T3">.</text:span></text:span></text:p>
          </table:table-cell>
          <table:covered-table-cell/>
        </table:table-row>
        <table:table-row table:style-name="Tabla50.3">
          <table:table-cell table:style-name="Tabla50.B1" table:number-columns-spanned="2" office:value-type="string">
            <text:p text:style-name="P1"><text:span text:style-name="T1">Objetivo:</text:span> <text:span text:style-name="UC_5f_NormalAzul_20_Car"><text:span text:style-name="T3">Finalizar un proyecto.</text:span></text:span></text:p>
          </table:table-cell>
          <table:covered-table-cell/>
        </table:table-row>
        <table:table-row table:style-name="Tabla50.4">
          <table:table-cell table:style-name="Tabla50.B1" table:number-columns-spanned="2" office:value-type="string">
            <text:p text:style-name="P1"><text:span text:style-name="T1">Pre-condiciones:</text:span> <text:span text:style-name="UC_5f_NormalAzul_20_Car"><text:span text:style-name="T6">El usuario debe tener un rol con permisos para efectuar la operación.</text:span></text:span></text:p>
          </table:table-cell>
          <table:covered-table-cell/>
        </table:table-row>
        <table:table-row table:style-name="Tabla50.5">
          <table:table-cell table:style-name="Tabla50.B1" table:number-columns-spanned="2" office:value-type="string">
            <text:p text:style-name="P3">Post- Condiciones: <text:span text:style-name="T5">El nuevo estado del proyecto es almacenado en el sistema. No se permitirán modificaciones alguna al proyecto. </text:span></text:p>
          </table:table-cell>
          <table:covered-table-cell/>
        </table:table-row>
      </table:table>
      <text:p text:style-name="P2"/>
      <text:p text:style-name="P2">Diagramas de casos de uso relacionados: </text:p>
      <text:p text:style-name="P2"/>
      <table:table table:name="Tabla51" table:style-name="Tabla51">
        <table:table-column table:style-name="Tabla51.A"/>
        <table:table-column table:style-name="Tabla51.B"/>
        <table:table-row table:style-name="Tabla51.1">
          <table:table-cell table:style-name="Tabla51.A1" table:number-columns-spanned="2" office:value-type="string">
            <text:p text:style-name="P7">CURSO NORMAL (Camino Exitoso)</text:p>
            <text:p text:style-name="P2"/>
          </table:table-cell>
          <table:covered-table-cell/>
        </table:table-row>
        <table:table-row table:style-name="Tabla51.1">
          <table:table-cell table:style-name="Tabla51.A2" office:value-type="string">
            <text:p text:style-name="P3">Usuario</text:p>
          </table:table-cell>
          <table:table-cell table:style-name="Tabla51.A1" office:value-type="string">
            <text:p text:style-name="P3">Sistema</text:p>
          </table:table-cell>
        </table:table-row>
        <table:table-row table:style-name="Tabla51.3">
          <table:table-cell table:style-name="Tabla51.A2" office:value-type="string">
            <text:p text:style-name="P5"/>
          </table:table-cell>
          <table:table-cell table:style-name="Tabla51.A1" office:value-type="string">
            <text:p text:style-name="P1">1. El sistema verifica que todas las Fases asociados al proyecto seleccionado se encuentren en Estado “Finalizado”.</text:p>
          </table:table-cell>
        </table:table-row>
        <table:table-row table:style-name="Tabla51.3">
          <table:table-cell table:style-name="Tabla51.A4" office:value-type="string">
            <text:p text:style-name="P5"/>
          </table:table-cell>
          <table:table-cell table:style-name="Tabla51.B4" office:value-type="string">
            <text:p text:style-name="P1">2. El sistema cambia el estado del proyecto de “Activo” a “Finalizado”, registra la fecha y la hora, el usuario que finalizó el proyecto y despliega un mensaje de confirmación “La operación se realizó con éxito”.</text:p>
          </table:table-cell>
        </table:table-row>
        <table:table-row table:style-name="Tabla51.3">
          <table:table-cell table:style-name="Tabla51.A4" office:value-type="string">
            <text:p text:style-name="P5"/>
          </table:table-cell>
          <table:table-cell table:style-name="Tabla51.B4" office:value-type="string">
            <text:p text:style-name="P1">3. El sistema invoca al <text:span text:style-name="T2">CU AdministrarProyecto</text:span>.</text:p>
          </table:table-cell>
        </table:table-row>
      </table:table>
      <text:p text:style-name="P4"/>
      <text:p text:style-name="P4"/>
      <table:table table:name="Tabla52" table:style-name="Tabla52">
        <table:table-column table:style-name="Tabla52.A"/>
        <table:table-row table:style-name="Tabla52.1">
          <table:table-cell table:style-name="Tabla52.A1" office:value-type="string">
            <text:p text:style-name="P3">ALTERNATIVAS (Camino exitoso)</text:p>
          </table:table-cell>
        </table:table-row>
        <table:table-row table:style-name="Tabla52.1">
          <table:table-cell table:style-name="Tabla52.A1" office:value-type="string">
            <text:p text:style-name="P8"/>
          </table:table-cell>
        </table:table-row>
      </table:table>
      <text:p text:style-name="Standard"/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3">EXCEPCIONES</text:p>
          </table:table-cell>
        </table:table-row>
        <table:table-row table:style-name="Tabla53.1">
          <table:table-cell table:style-name="Tabla53.A1" office:value-type="string">
            <text:p text:style-name="P6">E1. Fases incompletas</text:p>
            <text:p text:style-name="P6">En 1, si esta condición no se cumple, se muestra un mensaje de error.</text:p>
          </table:table-cell>
        </table:table-row>
      </table:table>
      <text:p text:style-name="Standard"/>
      <text:p text:style-name="Standard"/>
      <table:table table:name="Tabla54" table:style-name="Tabla54">
        <table:table-column table:style-name="Tabla54.A"/>
        <table:table-row table:style-name="Tabla54.1">
          <table:table-cell table:style-name="Tabla54.A1" office:value-type="string">
            <text:p text:style-name="P1">Asociaciones de Extensión: </text:p>
          </table:table-cell>
        </table:table-row>
        <table:table-row table:style-name="Tabla54.2">
          <table:table-cell table:style-name="Tabla54.A1" office:value-type="string">
            <text:p text:style-name="P1">Asociaciones de Inclusión: <text:s/><text:span text:style-name="T2">AdministrarProyecto</text:span></text:p>
          </table:table-cell>
        </table:table-row>
        <table:table-row table:style-name="Tabla54.1">
          <table:table-cell table:style-name="Tabla54.A1" office:value-type="string">
            <text:p text:style-name="P1">Casos de Uso donde se incluye: </text:p>
          </table:table-cell>
        </table:table-row>
        <table:table-row table:style-name="Tabla54.1">
          <table:table-cell table:style-name="Tabla54.A1" office:value-type="string">
            <text:p text:style-name="P1">Casos de Uso al que extiende: <text:s/><text:span text:style-name="T2">AdministrarProyecto</text:span></text:p>
          </table:table-cell>
        </table:table-row>
        <table:table-row table:style-name="Tabla54.1">
          <table:table-cell table:style-name="Tabla54.A1" office:value-type="string">
            <text:p text:style-name="P1">Caso de Uso de Generalización: </text:p>
          </table:table-cell>
        </table:table-row>
        <table:table-row table:style-name="Tabla54.1">
          <table:table-cell table:style-name="Tabla54.A6" office:value-type="string">
            <text:p text:style-name="P1">Requerimientos Funcionales Asociados: 67-71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que Vera</meta:initial-creator>
    <meta:creation-date>2014-03-13T20:47:44</meta:creation-date>
    <dc:date>2014-03-16T20:52:34</dc:date>
    <dc:creator>Roque Vera</dc:creator>
    <meta:editing-duration>PT24M58S</meta:editing-duration>
    <meta:editing-cycles>4</meta:editing-cycles>
    <meta:generator>LibreOffice/3.5$Linux_x86 LibreOffice_project/350m1$Build-2</meta:generator>
    <meta:document-statistic meta:table-count="5" meta:image-count="0" meta:object-count="0" meta:page-count="1" meta:paragraph-count="23" meta:word-count="175" meta:character-count="1166" meta:non-whitespace-character-count="1007"/>
  </office:meta>
</office:document-meta>
</file>